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Приложение А – Код поиска внешней переменной</text:h>
          </table:table-cell>
        </table:table-row>
        <table:table-row table:style-name="Table1.2">
          <table:table-cell table:style-name="Table1.A2" office:value-type="string">
            <text:p text:style-name="P1">Пример поиска внешней переменной в области памяти по имени.</text:p>
            <text:p text:style-name="Our_20_code">#include &lt;stdio.h&gt;</text:p>
            <text:p text:style-name="Our_20_code">#include &lt;string.h&gt;</text:p>
            <text:p text:style-name="Our_20_code">#include &lt;stdlib.h&gt;</text:p>
            <text:p text:style-name="Our_20_code">#include &lt;fcntl.h&gt;</text:p>
            <text:p text:style-name="Our_20_code">#include &lt;sys/mman.h&gt;</text:p>
            <text:p text:style-name="Our_20_code">#include &lt;sys/neutrino.h&gt;</text:p>
            <text:p text:style-name="Our_20_code">#include &lt;process.h&gt;</text:p>
            <text:p text:style-name="Our_20_code">#pragma pack (1)</text:p>
            <text:p text:style-name="Our_20_code">#include "c_types.h"</text:p>
            <text:p text:style-name="Our_20_code">#define STR_LEN 80</text:p>
            <text:p text:style-name="Our_20_code">#define OK 0x01</text:p>
            <text:p text:style-name="Our_20_code">#include "main_struct.h"</text:p>
            <text:p text:style-name="Our_20_code"/>
            <text:p text:style-name="Our_20_code">/*Присоединимся к области разделяемой памяти область разделяемой памяти*/</text:p>
            <text:p text:style-name="Our_20_code">void connect_to_shmem(void);</text:p>
            <text:p text:style-name="Our_20_code">/*Поиск в области разделяемой памяти структуру описывающую данный модуль*/</text:p>
            <text:p text:style-name="Our_20_code">void *search_my_struct(char *exename, char *alg);</text:p>
            <text:p text:style-name="Our_20_code">/*Освобождаем область разделяемой памяти*/</text:p>
            <text:p text:style-name="Our_20_code">void clear(int sig);</text:p>
            <text:p text:style-name="Our_20_code">/*Область памяти под значения переменных внешних сигналов*/</text:p>
            <text:p text:style-name="Our_20_code">int extvars_value_handle;</text:p>
            <text:p text:style-name="Our_20_code">/*Заголовок диспетчера*/</text:p>
            <text:p text:style-name="Our_20_code">int header_handle;</text:p>
            <text:p text:style-name="Our_20_code">/*Общая область памяти под хранение структур внешних сигналов*/</text:p>
            <text:p text:style-name="Our_20_code">int extvars_struct_handle;</text:p>
            <text:p text:style-name="Our_20_code">/*Оласть для хранения структур описывающие расчетные модули*/</text:p>
            <text:p text:style-name="Our_20_code">int exemod_handle;</text:p>
            <text:p text:style-name="Our_20_code">/*Указатель на общий массив значений сигналов*/</text:p>
            <text:p text:style-name="Our_20_code">unsigned char *ptr_extvars_value;</text:p>
            <text:p text:style-name="Our_20_code">/*Указатель на заголовок*/</text:p>
            <text:p text:style-name="Our_20_code">header *ptr_header;</text:p>
            <text:p text:style-name="Our_20_code">/*Область структур внешних сигналов*/</text:p>
            <text:p text:style-name="Our_20_code">ext_var_info_record *ptr_extvars_struct;</text:p>
            <text:p text:style-name="Our_20_code">void **external_vars_addrs;</text:p>
            <text:p text:style-name="Our_20_code">int main(int argc, char *argv[]) {</text:p>
            <text:p text:style-name="Our_20_code">       int i;</text:p>
            <text:p text:style-name="Our_20_code">       int indx = 0;</text:p>
            <text:p text:style-name="Our_20_code"/>
            <text:p text:style-name="Our_20_code">/*Присоеденимся к области разделяемой памяти*/</text:p>
            <text:p text:style-name="Our_20_code">connect_to_shmem();</text:p>
            <text:p text:style-name="Our_20_code">//Поиск заданной переменной по имени в массиве описаний внешних переменных</text:p>
            <text:p text:style-name="Our_20_code"> for(i=0;i ptr_header-&gt;num;i++){</text:p>
            <text:p text:style-name="Our_20_code">if (strcmp(“mysearchname”, ptr_extvars_struct[ i].name) == 0)</text:p>
            <text:p text:style-name="Our_20_code">{</text:p>
            <text:p text:style-name="Our_20_code">//Нашли переменную с указанным именем <text:s/>!!!</text:p>
            <text:p text:style-name="Our_20_code">indx = ptr_extvars_struct[ i].index;</text:p>
            <text:p text:style-name="Our_20_code">external_vars_addrs[i] = &amp;ptr_extvars_value[indx];</text:p>
            <text:p text:style-name="Our_20_code">//И что-то с ней сделали если нам очень надо</text:p>
            <text:p text:style-name="Our_20_code">}</text:p>
            <text:p text:style-name="Our_20_code">};</text:p>
            <text:p text:style-name="Our_20_code">};</text:p>
            <text:p text:style-name="Our_20_code"/>
            <text:p text:style-name="Our_20_code">/*Присоеденимся к области разделяемой памяти*/</text:p>
            <text:p text:style-name="Our_20_code">void connect_to_shmem(void)</text:p>
            <text:p text:style-name="Our_20_code">{</text:p>
            <text:p text:style-name="Our_20_code">/*Выделим память под заголовок диспетчера*/</text:p>
            <text:p text:style-name="Our_20_code">/*Выделим и инициализируем общую область памяти для хранения структур описывающих</text:p>
            <text:p text:style-name="Our_20_code"><text:s/>* внешнии сигналы</text:p>
            <text:p text:style-name="Our_20_code"><text:s/>*/</text:p>
            <text:p text:style-name="Our_20_code">header_handle = shm_open("/header", O_RDWR, 0777);</text:p>
            <text:p text:style-name="Our_20_code">if (header_handle == -1)</text:p>
            <text:p text:style-name="Our_20_code">{</text:p>
            <text:p text:style-name="Our_20_code">perror("shm_open header_handle");</text:p>
            <text:p text:style-name="Our_20_code">exit(EXIT_FAILURE);</text:p>
            <text:p text:style-name="Our_20_code">} /*if ( base_header_handle == -1 )*/</text:p>
            <text:p text:style-name="Our_20_code">/*Получим указатель на область разделяемой памяти заголовка*/</text:p>
            <text:p text:style-name="Our_20_code">ptr_header = mmap(0, sizeof(header), PROT_READ | PROT_WRITE, MAP_SHARED, header_handle, 0);</text:p>
            <text:p text:style-name="Our_20_code">/*Выделим общую область разделяемой памяти под хранение</text:p>
            <text:p text:style-name="Our_20_code"><text:s/>* массива структур внешних сигналов</text:p>
            <text:p text:style-name="Our_20_code"><text:s/>*/</text:p>
            <text:p text:style-name="Our_20_code">extvars_struct_handle = shm_open("/extvars_struct", O_RDWR, 0777);</text:p>
            <text:p text:style-name="Our_20_code">if (extvars_struct_handle == -1)</text:p>
            <text:p text:style-name="Our_20_code">{</text:p>
            <text:p text:style-name="Our_20_code">perror("shm_open extvars_struct_handle");</text:p>
            <text:p text:style-name="Our_20_code">exit(EXIT_FAILURE);</text:p>
            <text:p text:style-name="Our_20_code">} /*if ( base_header_handle == -1 )*/</text:p>
            <text:p text:style-name="Our_20_code">/*Указатель на общий массив структур*/</text:p>
            <text:p text:style-name="Our_20_code">ptr_extvars_struct = mmap(0, sizeof(ext_var_info_record) * ptr_header-&gt;num, PROT_READ | PROT_WRITE, MAP_SHARED, extvars_struct_handle, 0);</text:p>
            <text:p text:style-name="Our_20_code">/*Выделим память для общего списка значений внешних сигналов*/</text:p>
            <text:p text:style-name="Our_20_code">extvars_value_handle = shm_open("/extvars_value", O_RDWR, 0777);</text:p>
            <text:p text:style-name="Our_20_code">if (extvars_value_handle == -1)</text:p>
            <text:p text:style-name="Our_20_code">{</text:p>
            <text:p text:style-name="Our_20_code">perror("shm_open extvars_value");</text:p>
            <text:p text:style-name="Our_20_code">exit(EXIT_FAILURE);</text:p>
            <text:p text:style-name="Our_20_code">} /*if ( base_header_handle == -1 )*/</text:p>
            <text:p text:style-name="Our_20_code">/*Получим указатель на область разделяемой памяти указывающей на место хранения</text:p>
            <text:p text:style-name="Our_20_code"><text:s/>* значений сигналов</text:p>
            <text:p text:style-name="Our_20_code"><text:s/>*/</text:p>
            <text:p text:style-name="Our_20_code">ptr_extvars_value = mmap(0, ptr_header-&gt;signals_size, PROT_READ | PROT_WRITE, MAP_SHARED, extvars_value_handle, 0);</text:p>
            <text:p text:style-name="Our_20_code">}</text:p>
            <text:p text:style-name="P1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иложение А – Код поиска внешней переменной</dc:title>
    <dc:date>2012-01-22T05:49:44.18</dc:date>
    <meta:generator>OpenOffice_Beta/4.1.0$Win32 OpenOffice.org_project/410m14$Build-9760</meta:generator>
    <meta:editing-duration>PT5H27M40S</meta:editing-duration>
    <meta:editing-cycles>121</meta:editing-cycles>
    <dc:creator>Александр </dc:creator>
    <meta:document-statistic meta:table-count="1" meta:image-count="0" meta:object-count="0" meta:page-count="2" meta:paragraph-count="89" meta:word-count="357" meta:character-count="3088"/>
    <meta:user-defined meta:name="Поле 1"/>
    <meta:user-defined meta:name="Поле 2"/>
    <meta:user-defined meta:name="Поле 3"/>
    <meta:user-defined meta:name="Поле 4"/>
  </office:meta>
</office:document-meta>
</file>